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1.612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4.33cm"/>
    </style:style>
    <style:style style:name="co13" style:family="table-column">
      <style:table-column-properties fo:break-before="auto" style:column-width="3.888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893cm"/>
    </style:style>
    <style:style style:name="co16" style:family="table-column">
      <style:table-column-properties fo:break-before="auto" style:column-width="5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/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86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1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7" style:family="table-cell" style:parent-style-name="Default">
      <style:text-properties fo:font-weight="bold" style:font-weight-asian="bold" style:font-weight-complex="bold"/>
    </style:style>
    <style:style style:name="ce9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78"/>
        <table:table-column table:style-name="co2" table:default-cell-style-name="ce83"/>
        <table:table-column table:style-name="co3" table:default-cell-style-name="ce89"/>
        <table:table-column table:style-name="co4" table:default-cell-style-name="ce89"/>
        <table:table-column table:style-name="co5" table:default-cell-style-name="ce91"/>
        <table:table-column table:style-name="co6" table:default-cell-style-name="ce89"/>
        <table:table-column table:style-name="co7" table:default-cell-style-name="ce91"/>
        <table:table-row table:style-name="ro1">
          <table:table-cell table:style-name="ce75"/>
          <table:table-cell table:style-name="ce80" office:value-type="string" calcext:value-type="string">
            <text:p>Doğuş kira </text:p>
          </table:table-cell>
          <table:table-cell table:style-name="ce14" office:value-type="float" office:value="2021" calcext:value-type="float">
            <text:p>2021</text:p>
          </table:table-cell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7"/>
          <table:table-cell table:style-name="ce86" office:value-type="string" calcext:value-type="string">
            <text:p>Adem Duman</text:p>
          </table:table-cell>
          <table:table-cell table:style-name="ce91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91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7"/>
          <table:table-cell table:style-name="ce92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91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1-02-28" calcext:value-type="date">
            <text:p>28.02.2021</text:p>
          </table:table-cell>
          <table:table-cell table:style-name="ce86" office:value-type="string" calcext:value-type="string">
            <text:p>28-02-2021 * 27-02-22</text:p>
          </table:table-cell>
          <table:table-cell table:style-name="ce91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91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table:style-name="ce88"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8]-[.D8]+[.E7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9]-[.D9]+[.E8]" office:value-type="float" office:value="4000" calcext:value-type="float">
            <text:p>4.000,00</text:p>
          </table:table-cell>
          <table:table-cell table:style-name="Default"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0]-[.D10]+[.E9]" office:value-type="float" office:value="6000" calcext:value-type="float">
            <text:p>6.00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1]-[.D11]+[.E10]" office:value-type="float" office:value="8000" calcext:value-type="float">
            <text:p>8.00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table:style-name="ce88"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/>
          <table:table-cell table:formula="of:=[.C12]-[.D12]+[.E11]" office:value-type="float" office:value="22000" calcext:value-type="float">
            <text:p>22.00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3]-[.D13]+[.E12]" office:value-type="float" office:value="24000" calcext:value-type="float">
            <text:p>24.00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88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4]-[.D14]+[.E13]" office:value-type="float" office:value="26000" calcext:value-type="float">
            <text:p>26.00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8000" calcext:value-type="float">
            <text:p>28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6]-[.D16]+[.E15]" office:value-type="float" office:value="30000" calcext:value-type="float">
            <text:p>30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32000" calcext:value-type="float">
            <text:p>32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34000" calcext:value-type="float">
            <text:p>34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36000" calcext:value-type="float">
            <text:p>36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5"/>
          <table:table-cell table:number-columns-repeated="6"/>
        </table:table-row>
        <table:table-row table:style-name="ro1">
          <table:table-cell table:style-name="ce75"/>
          <table:table-cell table:style-name="ce80" office:value-type="string" calcext:value-type="string">
            <text:p>Toplamlar</text:p>
          </table:table-cell>
          <table:table-cell table:style-name="ce93" table:formula="of:=SUM([.C4:.C20])" office:value-type="float" office:value="38000" calcext:value-type="float">
            <text:p>38.000,00</text:p>
          </table:table-cell>
          <table:table-cell table:style-name="ce93" table:formula="of:=SUM([.D4:.D20])" office:value-type="float" office:value="2000" calcext:value-type="float">
            <text:p>2.000,00</text:p>
          </table:table-cell>
          <table:table-cell table:style-name="ce95" table:formula="of:=[.C21]-[.D21]" office:value-type="float" office:value="36000" calcext:value-type="float">
            <text:p>36.000,00</text:p>
          </table:table-cell>
          <table:table-cell table:style-name="ce93" table:formula="of:=SUM([.F4:.F20])" office:value-type="float" office:value="0" calcext:value-type="float">
            <text:p>0,00</text:p>
          </table:table-cell>
          <table:table-cell table:style-name="ce99" table:formula="of:=[.D21]-[.F21]" office:value-type="float" office:value="2000" calcext:value-type="float">
            <text:p>2.000,00</text:p>
          </table:table-cell>
        </table:table-row>
        <table:table-row table:style-name="ro1">
          <table:table-cell table:style-name="ce75"/>
          <table:table-cell table:number-columns-repeated="3"/>
          <table:table-cell table:style-name="ce89"/>
          <table:table-cell/>
          <table:table-cell table:style-name="Default"/>
        </table:table-row>
        <table:table-row table:style-name="ro1">
          <table:table-cell table:style-name="ce75"/>
          <table:table-cell table:style-name="Default" table:number-columns-repeated="2"/>
          <table:table-cell/>
          <table:table-cell table:style-name="ce96" office:value-type="string" calcext:value-type="string">
            <text:p>Doğuş Toplam Kira Geliri</text:p>
          </table:table-cell>
          <table:table-cell table:style-name="Default"/>
          <table:table-cell table:style-name="ce100" table:formula="of:=[.G21]" office:value-type="float" office:value="2000" calcext:value-type="float">
            <text:p>2.000,00</text:p>
          </table:table-cell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3]*[.$F$24]" office:value-type="float" office:value="2000" calcext:value-type="float">
            <text:p>2.000,00</text:p>
          </table:table-cell>
        </table:table-row>
      </table:table>
      <table:table table:name="15 Tzgmrg" table:style-name="ta2">
        <table:table-column table:style-name="co8" table:default-cell-style-name="ce75"/>
        <table:table-column table:style-name="co9" table:default-cell-style-name="ce88"/>
        <table:table-column table:style-name="co3" table:default-cell-style-name="ce91"/>
        <table:table-column table:style-name="co10" table:default-cell-style-name="ce89"/>
        <table:table-column table:style-name="co11" table:default-cell-style-name="ce91"/>
        <table:table-column table:style-name="co6" table:default-cell-style-name="ce89"/>
        <table:table-column table:style-name="co7" table:default-cell-style-name="ce91"/>
        <table:table-row table:style-name="ro1" table:number-rows-repeated="2">
          <table:table-cell/>
          <table:table-cell table:style-name="ce80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uzgümrüğü kira </text:p>
          </table:table-cell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Default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ce89"/>
        </table:table-row>
        <table:table-row table:style-name="ro1">
          <table:table-cell table:style-name="ce76" office:value-type="string" calcext:value-type="string">
            <text:p>Tarih</text:p>
          </table:table-cell>
          <table:table-cell table:style-name="ce85" office:value-type="string" calcext:value-type="string">
            <text:p>Açıklama</text:p>
          </table:table-cell>
          <table:table-cell table:style-name="ce90" office:value-type="string" calcext:value-type="string">
            <text:p>Kira bedeli</text:p>
          </table:table-cell>
          <table:table-cell table:style-name="ce90" office:value-type="string" calcext:value-type="string">
            <text:p>Ödeme</text:p>
          </table:table-cell>
          <table:table-cell table:style-name="ce90" office:value-type="string" calcext:value-type="string">
            <text:p>Bakiye</text:p>
          </table:table-cell>
          <table:table-cell table:style-name="ce90" office:value-type="string" calcext:value-type="string">
            <text:p>Masraf</text:p>
          </table:table-cell>
          <table:table-cell table:style-name="ce90" office:value-type="string" calcext:value-type="string">
            <text:p>Kalan Kira</text:p>
          </table:table-cell>
        </table:table-row>
        <table:table-row table:style-name="ro1">
          <table:table-cell table:style-name="ce76"/>
          <table:table-cell table:style-name="ce85"/>
          <table:table-cell table:style-name="ce90" table:number-columns-repeated="5"/>
        </table:table-row>
        <table:table-row table:style-name="ro1">
          <table:table-cell table:style-name="ce7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77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900" calcext:value-type="float">
            <text:p>90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6" office:value-type="string" calcext:value-type="string">
            <text:p>30-4-2021-22</text:p>
          </table:table-cell>
          <table:table-cell table:style-name="ce89"/>
          <table:table-cell/>
          <table:table-cell table:formula="of:=[.E10]-[.D11]" office:value-type="float" office:value="900" calcext:value-type="float">
            <text:p>90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4-20" calcext:value-type="date">
            <text:p>20.04.2020</text:p>
          </table:table-cell>
          <table:table-cell table:style-name="ce86" office:value-type="string" calcext:value-type="string">
            <text:p>Salih Kaymak</text:p>
          </table:table-cell>
          <table:table-cell/>
          <table:table-cell table:style-name="ce91"/>
          <table:table-cell table:formula="of:=[.E11]-[.D12]" office:value-type="float" office:value="900" calcext:value-type="float">
            <text:p>900,00</text:p>
          </table:table-cell>
          <table:table-cell table:style-name="ce91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77"/>
          <table:table-cell table:style-name="ce86"/>
          <table:table-cell/>
          <table:table-cell table:style-name="ce91"/>
          <table:table-cell table:formula="of:=[.E12]-[.D13]" office:value-type="float" office:value="900" calcext:value-type="float">
            <text:p>900,00</text:p>
          </table:table-cell>
          <table:table-cell table:style-name="ce91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4-20" calcext:value-type="date">
            <text:p>20.04.2020</text:p>
          </table:table-cell>
          <table:table-cell table:style-name="ce87"/>
          <table:table-cell office:value-type="float" office:value="12000" calcext:value-type="float">
            <text:p>12.000,00</text:p>
          </table:table-cell>
          <table:table-cell table:style-name="ce92"/>
          <table:table-cell table:formula="of:=[.C14]-[.D14]+[.E13]" office:value-type="float" office:value="12900" calcext:value-type="float">
            <text:p>12.900,00</text:p>
          </table:table-cell>
          <table:table-cell table:style-name="ce91"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5-20" calcext:value-type="date">
            <text:p>20.05.2020</text:p>
          </table:table-cell>
          <table:table-cell table:style-name="ce86"/>
          <table:table-cell/>
          <table:table-cell table:style-name="ce91"/>
          <table:table-cell table:formula="of:=[.E14]-[.D15]" office:value-type="float" office:value="12900" calcext:value-type="float">
            <text:p>12.900,00</text:p>
          </table:table-cell>
          <table:table-cell table:style-name="ce91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6-20" calcext:value-type="date">
            <text:p>20.06.2020</text:p>
          </table:table-cell>
          <table:table-cell table:number-columns-repeated="3"/>
          <table:table-cell table:formula="of:=[.E15]-[.D16]" office:value-type="float" office:value="12900" calcext:value-type="float">
            <text:p>12.9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7-20" calcext:value-type="date">
            <text:p>20.07.2020</text:p>
          </table:table-cell>
          <table:table-cell table:number-columns-repeated="3"/>
          <table:table-cell table:formula="of:=[.E16]-[.D17]" office:value-type="float" office:value="12900" calcext:value-type="float">
            <text:p>12.9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08-20" calcext:value-type="date">
            <text:p>20.08.2020</text:p>
          </table:table-cell>
          <table:table-cell table:number-columns-repeated="3"/>
          <table:table-cell table:formula="of:=[.E17]-[.D18]" office:value-type="float" office:value="12900" calcext:value-type="float">
            <text:p>12.9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09-20" calcext:value-type="date">
            <text:p>20.09.2020</text:p>
          </table:table-cell>
          <table:table-cell table:number-columns-repeated="3"/>
          <table:table-cell table:formula="of:=[.E18]-[.D19]" office:value-type="float" office:value="12900" calcext:value-type="float">
            <text:p>12.9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0-20" calcext:value-type="date">
            <text:p>20.10.2020</text:p>
          </table:table-cell>
          <table:table-cell table:number-columns-repeated="3"/>
          <table:table-cell table:formula="of:=[.E19]-[.D20]" office:value-type="float" office:value="12900" calcext:value-type="float">
            <text:p>12.9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77" office:value-type="date" office:date-value="2020-11-20" calcext:value-type="date">
            <text:p>20.11.2020</text:p>
          </table:table-cell>
          <table:table-cell table:number-columns-repeated="3"/>
          <table:table-cell table:formula="of:=[.E20]-[.D21]" office:value-type="float" office:value="12900" calcext:value-type="float">
            <text:p>12.9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7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2900" calcext:value-type="float">
            <text:p>12.9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83"/>
          <table:table-cell table:style-name="ce89"/>
          <table:table-cell table:number-columns-repeated="3"/>
          <table:table-cell table:style-name="ce89"/>
        </table:table-row>
        <table:table-row table:style-name="ro1">
          <table:table-cell/>
          <table:table-cell table:style-name="ce80" office:value-type="string" calcext:value-type="string">
            <text:p>Toplamlar</text:p>
          </table:table-cell>
          <table:table-cell table:style-name="ce93"/>
          <table:table-cell table:style-name="ce93" table:formula="of:=SUM([.D12:.D26])" office:value-type="float" office:value="0" calcext:value-type="float">
            <text:p>0,00</text:p>
          </table:table-cell>
          <table:table-cell/>
          <table:table-cell table:style-name="ce93" table:formula="of:=SUM([.F12:.F26])" office:value-type="float" office:value="0" calcext:value-type="float">
            <text:p>0,00</text:p>
          </table:table-cell>
          <table:table-cell table:style-name="ce99" table:formula="of:=[.D27]-[.F2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83"/>
          <table:table-cell table:style-name="ce89"/>
          <table:table-cell/>
          <table:table-cell table:style-name="ce89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96" office:value-type="string" calcext:value-type="string">
            <text:p>Tuzgümrüğü Toplam Kira Geliri</text:p>
          </table:table-cell>
          <table:table-cell table:style-name="Default"/>
          <table:table-cell table:style-name="ce100" table:formula="of:=[.G2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97"/>
          <table:table-cell table:style-name="Default"/>
          <table:table-cell table:style-name="ce100"/>
        </table:table-row>
        <table:table-row table:style-name="ro1">
          <table:table-cell table:style-name="ce79"/>
          <table:table-cell table:style-name="Default" table:number-columns-repeated="3"/>
          <table:table-cell table:style-name="ce97" office:value-type="string" calcext:value-type="string">
            <text:p>Hacı</text:p>
          </table:table-cell>
          <table:table-cell table:style-name="ce98" office:value-type="percentage" office:value="1" calcext:value-type="percentage">
            <text:p>%100,00</text:p>
          </table:table-cell>
          <table:table-cell table:style-name="ce93" table:formula="of:=[.G29]*[.$F$31]" office:value-type="float" office:value="0" calcext:value-type="float">
            <text:p>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44"/>
        <table:table-column table:style-name="co15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urat/depolnx/hes2020/Account/2021/21.ods'#$'02 Slnk'.G1]" office:value-type="float" office:value="-76020.83" calcext:value-type="float">
            <text:p>-76.020,83</text:p>
          </table:table-cell>
          <table:table-cell table:style-name="ce169"/>
          <table:table-cell table:style-name="ce164" table:formula="of:=[.F6]+[.D4]-[.E4]" office:value-type="float" office:value="-68292.0108" calcext:value-type="float">
            <text:p>-68.292,0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urat/depolnx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9]+[.D5]-[.E5]" office:value-type="float" office:value="7728.8192" calcext:value-type="float">
            <text:p>7.728,8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urat/depolnx/hes2020/Account/2021/21.ods'#$'03 Tp'.K12]" office:value-type="float" office:value="0" calcext:value-type="float">
            <text:p>,00</text:p>
          </table:table-cell>
          <table:table-cell table:style-name="ce162"/>
          <table:table-cell table:style-name="ce164" table:formula="of:=[.F5]+[.D6]-[.E6]" office:value-type="float" office:value="7728.8192" calcext:value-type="float">
            <text:p>7.728,8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urat/depolnx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9]+[.D7]-[.E7]" office:value-type="float" office:value="7728.8192" calcext:value-type="float">
            <text:p>7.728,8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urat/depolnx/hes2020/Account/2021/21.ods'#$'06 Ayşe '.C3]" office:value-type="string" office:string-value="" calcext:value-type="error">
            <text:p>#VALUE!</text:p>
          </table:table-cell>
          <table:table-cell table:style-name="ce164"/>
          <table:table-cell table:style-name="ce164" table:formula="of:=[.F7]+[.D8]-[.E8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urat/depolnx/hes2020/Account/2021/21sny.ods'#$'10 Sny'.G17]" office:value-type="float" office:value="5728.8192" calcext:value-type="float">
            <text:p>5.728,82</text:p>
          </table:table-cell>
          <table:table-cell table:style-name="ce162"/>
          <table:table-cell table:style-name="ce164" table:formula="of:=[.F11]+[.D9]-[.E9]" office:value-type="float" office:value="7728.8192" calcext:value-type="float">
            <text:p>7.728,8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4]" office:value-type="float" office:value="2000" calcext:value-type="float">
            <text:p>2.000,00</text:p>
          </table:table-cell>
          <table:table-cell table:style-name="ce162"/>
          <table:table-cell table:style-name="ce164" table:formula="of:=[.F3]+[.D10]-[.E10]" office:value-type="float" office:value="2000" calcext:value-type="float">
            <text:p>2.000,0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0" calcext:value-type="float">
            <text:p>,00</text:p>
          </table:table-cell>
          <table:table-cell table:style-name="ce162"/>
          <table:table-cell table:style-name="ce164" table:formula="of:=[.F10]+[.D11]-[.E11]" office:value-type="float" office:value="2000" calcext:value-type="float">
            <text:p>2.000,00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urat/depolnx/hes2020/Account/2021/21sny.ods'#$'17sn Nzn'.E20]" office:value-type="string" office:string-value="" calcext:value-type="error">
            <text:p>#VALUE!</text:p>
          </table:table-cell>
          <table:table-cell table:style-name="ce164"/>
          <table:table-cell table:style-name="ce164" table:formula="of:=[.F4]+[.D12]-[.E12]" office:value-type="string" office:string-value="" calcext:value-type="error">
            <text:p>#VALUE!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urat/depolnx/hes2020/Account/2021/21.ods'#$'17ap nzn'.E9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12]+[.D13]-[.E13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3]+[.D14]-[.E14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4]+[.D15]-[.E15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5]+[.D16]-[.E16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16]+[.D17]-[.E17]" office:value-type="string" office:string-value="" calcext:value-type="error">
            <text:p>#VALUE!</text:p>
          </table:table-cell>
        </table:table-row>
        <table:table-row table:style-name="ro2" table:number-rows-repeated="7">
          <table:table-cell table:style-name="ce103"/>
          <table:table-cell table:number-columns-repeated="4"/>
          <table:table-cell table:style-name="ce164"/>
        </table:table-row>
        <table:table-row table:style-name="ro2">
          <table:table-cell table:style-name="ce103"/>
          <table:table-cell table:number-columns-repeated="4"/>
          <table:table-cell table:style-name="ce164" table:formula="of:=[.F17]+[.D25]-[.E25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string" office:string-value="" calcext:value-type="error">
            <text:p>#VALUE!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7]+[.D28]-[.E28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8]+[.D29]-[.E29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29]+[.D30]-[.E30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0]+[.D31]-[.E31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1]+[.D32]-[.E32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2]+[.D33]-[.E33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3]+[.D34]-[.E34]" office:value-type="string" office:string-value="" calcext:value-type="error">
            <text:p>#VALUE!</text:p>
          </table:table-cell>
        </table:table-row>
        <table:table-row table:style-name="ro2">
          <table:table-cell table:style-name="ce103"/>
          <table:table-cell table:number-columns-repeated="4"/>
          <table:table-cell table:style-name="ce164" table:formula="of:=[.F34]+[.D35]-[.E35]" office:value-type="string" office:string-value="" calcext:value-type="error">
            <text:p>#VALUE!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>
        <table:table-column table:style-name="co1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style-name="ce103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/>
          <table:table-cell office:value-type="float" office:value="-600" calcext:value-type="float">
            <text:p>-600</text:p>
          </table:table-cell>
          <table:table-cell table:formula="of:=[.E4]+[.C5]+[.D5]" office:value-type="float" office:value="-600" calcext:value-type="float">
            <text:p>-600</text:p>
          </table:table-cell>
        </table:table-row>
        <table:table-row table:style-name="ro1">
          <table:table-cell table:style-name="ce103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/>
          <table:table-cell office:value-type="float" office:value="-1600" calcext:value-type="float">
            <text:p>-1600</text:p>
          </table:table-cell>
          <table:table-cell table:formula="of:=[.E5]+[.C6]+[.D6]" office:value-type="float" office:value="-2200" calcext:value-type="float">
            <text:p>-2200</text:p>
          </table:table-cell>
        </table:table-row>
        <table:table-row table:style-name="ro1">
          <table:table-cell table:style-name="ce103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/>
          <table:table-cell office:value-type="float" office:value="-251.79" calcext:value-type="float">
            <text:p>-251,79</text:p>
          </table:table-cell>
          <table:table-cell table:formula="of:=[.E6]+[.C7]+[.D7]" office:value-type="float" office:value="-2451.79" calcext:value-type="float">
            <text:p>-2451,79</text:p>
          </table:table-cell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[.E7]+[.C8]+[.D8]" office:value-type="float" office:value="3548.21" calcext:value-type="float">
            <text:p>3548,21</text:p>
          </table:table-cell>
        </table:table-row>
        <table:table-row table:style-name="ro1">
          <table:table-cell table:style-name="ce103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/>
          <table:table-cell office:value-type="float" office:value="-1450" calcext:value-type="float">
            <text:p>-1450</text:p>
          </table:table-cell>
          <table:table-cell table:formula="of:=[.E8]+[.C9]+[.D9]" office:value-type="float" office:value="2098.21" calcext:value-type="float">
            <text:p>2098,21</text:p>
          </table:table-cell>
        </table:table-row>
        <table:table-row table:style-name="ro1">
          <table:table-cell table:style-name="ce103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/>
          <table:table-cell office:value-type="float" office:value="-1192.8" calcext:value-type="float">
            <text:p>-1192,8</text:p>
          </table:table-cell>
          <table:table-cell table:formula="of:=[.E9]+[.C10]+[.D10]" office:value-type="float" office:value="905.41" calcext:value-type="float">
            <text:p>905,41</text:p>
          </table:table-cell>
        </table:table-row>
        <table:table-row table:style-name="ro1">
          <table:table-cell table:style-name="ce103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[.E10]+[.C11]+[.D11]" office:value-type="float" office:value="2905.41" calcext:value-type="float">
            <text:p>2905,41</text:p>
          </table:table-cell>
        </table:table-row>
        <table:table-row table:style-name="ro1">
          <table:table-cell table:style-name="ce103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/>
          <table:table-cell table:formula="of:=[.E11]+[.C12]+[.D12]" office:value-type="float" office:value="4655.41" calcext:value-type="float">
            <text:p>4655,41</text:p>
          </table:table-cell>
        </table:table-row>
        <table:table-row table:style-name="ro1">
          <table:table-cell/>
          <table:table-cell office:value-type="string" calcext:value-type="string">
            <text:p>motorcu kiradan forklift tamiri</text:p>
          </table:table-cell>
          <table:table-cell/>
          <table:table-cell office:value-type="float" office:value="-1750" calcext:value-type="float">
            <text:p>-1750</text:p>
          </table:table-cell>
          <table:table-cell table:formula="of:=[.E12]+[.C13]+[.D13]" office:value-type="float" office:value="2905.41" calcext:value-type="float">
            <text:p>2905,41</text:p>
          </table:table-cell>
        </table:table-row>
        <table:table-row table:style-name="ro1">
          <table:table-cell table:number-columns-repeated="4"/>
          <table:table-cell table:formula="of:=[.E13]+[.C14]+[.D14]" office:value-type="float" office:value="2905.41" calcext:value-type="float">
            <text:p>2905,41</text:p>
          </table:table-cell>
        </table:table-row>
        <table:table-row table:style-name="ro1">
          <table:table-cell table:number-columns-repeated="4"/>
          <table:table-cell table:formula="of:=[.E14]+[.C15]+[.D15]" office:value-type="float" office:value="2905.41" calcext:value-type="float">
            <text:p>2905,41</text:p>
          </table:table-cell>
        </table:table-row>
        <table:table-row table:style-name="ro1">
          <table:table-cell table:number-columns-repeated="4"/>
          <table:table-cell table:formula="of:=[.E15]+[.C16]+[.D16]" office:value-type="float" office:value="2905.41" calcext:value-type="float">
            <text:p>2905,41</text:p>
          </table:table-cell>
        </table:table-row>
        <table:table-row table:style-name="ro1">
          <table:table-cell table:number-columns-repeated="4"/>
          <table:table-cell table:formula="of:=[.E16]+[.C17]+[.D17]" office:value-type="float" office:value="2905.41" calcext:value-type="float">
            <text:p>2905,41</text:p>
          </table:table-cell>
        </table:table-row>
      </table:table>
      <table:table table:name="'file:///home/murat/depolnx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-76020.83">
            <text:p>-76020.83</text:p>
          </table:table-cell>
        </table:table-row>
      </table:table>
      <table:table table:name="'file:///home/murat/depolnx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1" office:value-type="float" office:value="0">
            <text:p>0</text:p>
          </table:table-cell>
        </table:table-row>
      </table:table>
      <table:table table:name="'file:///home/murat/depolnx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home/murat/depolnx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1">
            <text:p/>
          </table:table-cell>
        </table:table-row>
      </table:table>
      <table:table table:name="'file:///home/murat/depolnx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1" office:value-type="float" office:value="-20695.8">
            <text:p>-20695.8</text:p>
          </table:table-cell>
        </table:table-row>
      </table:table>
      <table:table table:name="'file:///home/murat/depolnx/hes2020/Account/2021/21sny.ods'#10 Sny" table:print="false" table:style-name="ta_extref">
        <table:table-source xlink:type="simple" xlink:href="../21sny.ods" table:table-name="10 Sny" table:filter-name="calc8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1" office:value-type="float" office:value="5728.8192">
            <text:p>5728.8192</text:p>
          </table:table-cell>
        </table:table-row>
      </table:table>
      <table:table table:name="'file:///home/murat/depolnx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 table:number-columns-repeated="5"/>
        <table:table-row table:number-rows-repeated="19">
          <table:table-cell table:number-columns-repeated="5"/>
        </table:table-row>
        <table:table-row>
          <table:table-cell table:number-columns-repeated="4"/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.00.0000</text:date>, <text:time style:data-style-name="N2" text:time-value="09:59:42.43660236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2-25T12:06:09.210727618</meta:creation-date>
    <dc:date>2021-03-13T10:11:34.268432305</dc:date>
    <meta:editing-duration>P1DT1H58M20S</meta:editing-duration>
    <meta:editing-cycles>126</meta:editing-cycles>
    <meta:generator>LibreOffice/7.0.1.2$Linux_X86_64 LibreOffice_project/7cbcfc562f6eb6708b5ff7d7397325de9e764452</meta:generator>
    <meta:print-date>2021-02-17T09:54:59.544044870</meta:print-date>
    <meta:document-statistic meta:table-count="4" meta:cell-count="270" meta:object-count="0"/>
  </office:meta>
</office:document-meta>
</file>